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7c853" officeooo:paragraph-rsid="003dc202"/>
    </style:style>
    <style:style style:name="P2" style:family="paragraph" style:parent-style-name="Standard">
      <style:paragraph-properties fo:text-align="justify" style:justify-single-word="false"/>
      <style:text-properties style:font-name="Times New Roman" officeooo:rsid="0007c853" officeooo:paragraph-rsid="006130a2"/>
    </style:style>
    <style:style style:name="P3" style:family="paragraph" style:parent-style-name="Standard">
      <style:paragraph-properties fo:text-align="justify" style:justify-single-word="false"/>
      <style:text-properties style:font-name="Times New Roman" officeooo:rsid="003e75b6" officeooo:paragraph-rsid="003dc202"/>
    </style:style>
    <style:style style:name="T1" style:family="text">
      <style:text-properties officeooo:rsid="00121c85"/>
    </style:style>
    <style:style style:name="T2" style:family="text">
      <style:text-properties officeooo:rsid="00154ee2"/>
    </style:style>
    <style:style style:name="T3" style:family="text">
      <style:text-properties officeooo:rsid="001a4e6a"/>
    </style:style>
    <style:style style:name="T4" style:family="text">
      <style:text-properties officeooo:rsid="0058a774"/>
    </style:style>
    <style:style style:name="T5" style:family="text">
      <style:text-properties officeooo:rsid="006fab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mplementing this code my desire was to utilize mapcar, <text:span text:style-name="T3">lambda</text:span>, and apply to write short, <text:span text:style-name="T1">concise</text:span>, and readable code. <text:span text:style-name="T2">The difference function can calculate the difference in three different ways. Realizing <text:s/>this, I was able to implement the function by using a mapping with a lambda decided by the measure type. Each lambda calculates the difference in there own way and then the list of differences is passed to the addition function to be summed up. These design choices allow for simple and ease to read code.</text:span></text:p>
      <text:p text:style-name="P3"><text:tab/>Moving onto the k-nearest-neighbor function, my design choices follow the difference function. <text:s text:c="2"/>I attempted to use lambda to simplify the code. To implement k-nearest-neighbor I first sort the examples based on there difference to the new-example. Then I take a subsequence of the closest k examples and determine the most common label of these examples. The provided most-common function does have a bug in which remove-duplicated will not remove classes if they are list, so I first take the element out of the list then call most-common.</text:p>
      <text:p text:style-name="P2"><text:tab/><text:span text:style-name="T4">To implement the generalization function, I simply map from the test-examples to a list of boolean values for if the class is correct. I then sum up these boolean values are divide by the number of test examples.</text:span></text:p>
      <text:p text:style-name="P2"><text:tab/><text:span text:style-name="T5">Working on this project I was able to get a firm grasp of LISP and better understand the apply and mapcar functions. Both of the functions combined with lambdas allow for short yet powerful c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7:32:54.692292012</meta:creation-date>
    <dc:date>2016-09-21T19:14:43.169024532</dc:date>
    <meta:editing-duration>PT1H21M14S</meta:editing-duration>
    <meta:editing-cycles>47</meta:editing-cycles>
    <meta:generator>LibreOffice/5.1.4.2$Linux_X86_64 LibreOffice_project/10m0$Build-2</meta:generator>
    <meta:document-statistic meta:table-count="0" meta:image-count="0" meta:object-count="0" meta:page-count="1" meta:paragraph-count="4" meta:word-count="247" meta:character-count="1465" meta:non-whitespace-character-count="1214"/>
  </office:meta>
</office:document-meta>
</file>